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A0000037C7467F519.png"/>
  <manifest:file-entry manifest:media-type="" manifest:full-path="Pictures/TablePreview1.svm"/>
  <manifest:file-entry manifest:media-type="image/png" manifest:full-path="Pictures/10000000000003600000036D903E24D0.png"/>
  <manifest:file-entry manifest:media-type="image/png" manifest:full-path="Pictures/10000000000003660000037B3A88A31F.png"/>
  <manifest:file-entry manifest:media-type="image/png" manifest:full-path="Pictures/100000000000035000000391D6658FBA.png"/>
  <manifest:file-entry manifest:media-type="image/png" manifest:full-path="Pictures/1000000000000366000003892E29C862.png"/>
  <manifest:file-entry manifest:media-type="image/png" manifest:full-path="Pictures/100000000000035F0000037EE980A8A5.png"/>
  <manifest:file-entry manifest:media-type="image/png" manifest:full-path="Pictures/1000000000000367000003828EA5A964.png"/>
  <manifest:file-entry manifest:media-type="image/png" manifest:full-path="Pictures/100000000000035B0000038F9264FD44.png"/>
  <manifest:file-entry manifest:media-type="image/png" manifest:full-path="Pictures/100000000000035D0000037EE841D255.png"/>
  <manifest:file-entry manifest:media-type="image/png" manifest:full-path="Pictures/10000000000003640000038506CBB702.png"/>
  <manifest:file-entry manifest:media-type="image/png" manifest:full-path="Pictures/10000000000003530000038820BFB813.png"/>
  <manifest:file-entry manifest:media-type="image/png" manifest:full-path="Pictures/100000000000036300000380B2303E3B.png"/>
  <manifest:file-entry manifest:media-type="image/png" manifest:full-path="Pictures/10000000000003630000037CDD80E344.png"/>
  <manifest:file-entry manifest:media-type="image/png" manifest:full-path="Pictures/10000000000003630000038246254C68.png"/>
  <manifest:file-entry manifest:media-type="image/png" manifest:full-path="Pictures/100000000000036200000381BF7122C7.png"/>
  <manifest:file-entry manifest:media-type="image/png" manifest:full-path="Pictures/10000000000003640000037ADFA055D7.png"/>
  <manifest:file-entry manifest:media-type="image/png" manifest:full-path="Pictures/10000000000003540000038F790790AE.png"/>
  <manifest:file-entry manifest:media-type="image/png" manifest:full-path="Pictures/10000000000003630000037F8AD8E491.png"/>
  <manifest:file-entry manifest:media-type="image/png" manifest:full-path="Pictures/100000000000036800000382681D29FD.png"/>
  <manifest:file-entry manifest:media-type="image/png" manifest:full-path="Pictures/10000000000003620000037A10F7A952.png"/>
  <manifest:file-entry manifest:media-type="image/png" manifest:full-path="Pictures/100000000000035E0000037C8D928227.png"/>
  <manifest:file-entry manifest:media-type="image/png" manifest:full-path="Pictures/100000000000036B0000037CB61526CB.png"/>
  <manifest:file-entry manifest:media-type="image/png" manifest:full-path="Pictures/10000000000003640000037B06303974.png"/>
  <manifest:file-entry manifest:media-type="image/png" manifest:full-path="Pictures/100000000000035B00000380141C06D3.png"/>
  <manifest:file-entry manifest:media-type="image/png" manifest:full-path="Pictures/100000000000035600000391DCCB6EAD.png"/>
  <manifest:file-entry manifest:media-type="image/png" manifest:full-path="Pictures/100000000000036100000381FA9BCFD3.png"/>
  <manifest:file-entry manifest:media-type="image/png" manifest:full-path="Pictures/100000000000035500000394BE338089.png"/>
  <manifest:file-entry manifest:media-type="image/png" manifest:full-path="Pictures/100000000000035D0000037C0F913AF8.png"/>
  <manifest:file-entry manifest:media-type="image/png" manifest:full-path="Pictures/10000000000003570000038DA81D26EF.png"/>
  <manifest:file-entry manifest:media-type="image/png" manifest:full-path="Pictures/100000000000036A0000037E005775F6.png"/>
  <manifest:file-entry manifest:media-type="image/png" manifest:full-path="Pictures/100000000000035E0000037FE2FA732A.png"/>
  <manifest:file-entry manifest:media-type="image/png" manifest:full-path="Pictures/10000000000003640000037E95DBBAC9.png"/>
  <manifest:file-entry manifest:media-type="image/png" manifest:full-path="Pictures/10000000000003510000038A46210E67.png"/>
  <manifest:file-entry manifest:media-type="image/png" manifest:full-path="Pictures/10000000000003630000038325E6EC49.png"/>
  <manifest:file-entry manifest:media-type="image/png" manifest:full-path="Pictures/10000000000003640000037F6B40E7AE.png"/>
  <manifest:file-entry manifest:media-type="image/png" manifest:full-path="Pictures/10000000000003660000037DDCA0E38A.png"/>
  <manifest:file-entry manifest:media-type="image/png" manifest:full-path="Pictures/10000000000003670000037F863E57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5.5cm" style:use-optimal-column-width="false"/>
    </style:style>
    <style:style style:name="co2" style:family="table-column">
      <style:table-column-properties style:column-width="5.51cm" style:use-optimal-column-width="false"/>
    </style:style>
    <style:style style:name="ro1" style:family="table-row">
      <style:table-row-properties style:row-height="1.829cm"/>
    </style:style>
    <style:style style:name="ro2" style:family="table-row">
      <style:table-row-properties style:row-height="0.965cm"/>
    </style:style>
    <style:style style:name="ro3" style:family="table-row">
      <style:table-row-properties style:row-height="1.646cm"/>
    </style:style>
    <style:style style:name="ro4" style:family="table-row">
      <style:table-row-properties style:row-height="1.65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8pt" style:font-size-complex="18pt"/>
    </style:style>
    <style:style style:name="ce3" style:family="table-cell">
      <style:graphic-properties style:repeat="repeat"/>
      <style:text-properties fo:color="#ff0000" fo:font-size="1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standard" draw:layer="layout" svg:width="22.019cm" svg:height="12.898cm" svg:x="3.574cm" svg:y="3.9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No Shielding</text:p>
              </table:table-cell>
              <table:table-cell>
                <text:p>With Shielding</text:p>
                <text:p>(0 depth)</text:p>
              </table:table-cell>
              <table:table-cell>
                <text:p>With Shielding</text:p>
                <text:p>(3 cm depth)</text:p>
              </table:table-cell>
            </table:table-row>
            <table:table-row table:style-name="ro2" table:default-cell-style-name="ce2">
              <table:table-cell>
                <text:p><text:span text:style-name="T1">No B field</text:span></text:p>
              </table:table-cell>
              <table:table-cell>
                <text:p>610 +/- 35</text:p>
              </table:table-cell>
              <table:table-cell table:style-name="ce3"/>
              <table:table-cell table:style-name="ce1"/>
            </table:table-row>
            <table:table-row table:style-name="ro3" table:default-cell-style-name="ce2">
              <table:table-cell>
                <text:p><text:span text:style-name="T1">5 Gauss</text:span></text:p>
              </table:table-cell>
              <table:table-cell>
                <text:p>T: 587</text:p>
                <text:p>A: 558</text:p>
              </table:table-cell>
              <table:table-cell>
                <text:p>T: 585</text:p>
                <text:p>A: 573</text:p>
              </table:table-cell>
              <table:table-cell table:style-name="ce1">
                <text:p>T: 610</text:p>
                <text:p>A: 614</text:p>
              </table:table-cell>
            </table:table-row>
            <table:table-row table:style-name="ro3" table:default-cell-style-name="ce2">
              <table:table-cell>
                <text:p><text:span text:style-name="T1">10 Gauss</text:span></text:p>
              </table:table-cell>
              <table:table-cell>
                <text:p>T: 600</text:p>
                <text:p>A: 423</text:p>
              </table:table-cell>
              <table:table-cell>
                <text:p>T: 600</text:p>
                <text:p>A: 470</text:p>
              </table:table-cell>
              <table:table-cell table:style-name="ce1">
                <text:p>T: 609</text:p>
                <text:p>A: 586</text:p>
              </table:table-cell>
            </table:table-row>
            <table:table-row table:style-name="ro3" table:default-cell-style-name="ce2">
              <table:table-cell>
                <text:p><text:span text:style-name="T1">15 Gauss</text:span></text:p>
              </table:table-cell>
              <table:table-cell>
                <text:p>T: 563</text:p>
                <text:p>A: 272</text:p>
              </table:table-cell>
              <table:table-cell>
                <text:p>T: 588</text:p>
                <text:p>A: 338</text:p>
              </table:table-cell>
              <table:table-cell table:style-name="ce1">
                <text:p>T: 590</text:p>
                <text:p>A: 594</text:p>
              </table:table-cell>
            </table:table-row>
            <table:table-row table:style-name="ro4" table:default-cell-style-name="ce2">
              <table:table-cell>
                <text:p><text:span text:style-name="T1">20 Gauss</text:span></text:p>
              </table:table-cell>
              <table:table-cell>
                <text:p>T: 509</text:p>
                <text:p>A: 203</text:p>
              </table:table-cell>
              <table:table-cell>
                <text:p>T: 573</text:p>
                <text:p>A: 235</text:p>
              </table:table-cell>
              <table:table-cell table:style-name="ce1">
                <text:p>T: 570</text:p>
                <text:p>A: 568</text:p>
              </table:table-cell>
            </table:table-row>
            <table:table-row table:style-name="ro4" table:default-cell-style-name="ce1">
              <table:table-cell>
                <text:p>25 Gauss</text:p>
              </table:table-cell>
              <table:table-cell>
                <text:p>T: 295</text:p>
                <text:p>A: 156</text:p>
              </table:table-cell>
              <table:table-cell>
                <text:p>T: 594</text:p>
                <text:p>A: 176</text:p>
              </table:table-cell>
              <table:table-cell>
                <text:p>T: 636</text:p>
                <text:p>A: 526</text:p>
              </table:table-cell>
            </table:table-row>
            <table:table-row table:style-name="ro4" table:default-cell-style-name="ce1">
              <table:table-cell>
                <text:p>30 Gauss</text:p>
              </table:table-cell>
              <table:table-cell>
                <text:p>T: 59</text:p>
                <text:p>A: 110</text:p>
              </table:table-cell>
              <table:table-cell>
                <text:p>T: 587</text:p>
                <text:p>A: 129</text:p>
              </table:table-cell>
              <table:table-cell>
                <text:p>T: 604</text:p>
                <text:p>A: 53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12.296cm" svg:height="13.61cm" svg:x="1.4cm" svg:y="4.914cm" presentation:class="outline" presentation:placeholder="true">
          <draw:text-box/>
        </draw:frame>
        <draw:frame presentation:style-name="pr2" draw:layer="layout" svg:width="12.296cm" svg:height="13.61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30 Gauss Transverse</text:p>
          </draw:text-box>
        </draw:frame>
        <draw:frame draw:style-name="gr2" draw:layer="layout" svg:width="5.715cm" svg:height="0.962cm" svg:x="3.81cm" svg:y="2.213cm">
          <draw:text-box>
            <text:p>No shielding</text:p>
          </draw:text-box>
        </draw:frame>
        <draw:frame draw:style-name="gr3" draw:text-style-name="P1" draw:layer="layout" svg:width="13.97cm" svg:height="15.875cm" svg:x="0cm" svg:y="3.81cm">
          <draw:image xlink:href="Pictures/10000000000003600000036D903E24D0.png" xlink:type="simple" xlink:show="embed" xlink:actuate="onLoad">
            <text:p/>
          </draw:image>
        </draw:frame>
        <draw:frame draw:style-name="gr3" draw:text-style-name="P1" draw:layer="layout" svg:width="13.942cm" svg:height="15.919cm" svg:x="13.97cm" svg:y="3.81cm">
          <draw:image xlink:href="Pictures/100000000000035E0000037C8D928227.png" xlink:type="simple" xlink:show="embed" xlink:actuate="onLoad">
            <text:p/>
          </draw:image>
        </draw:frame>
        <draw:frame draw:style-name="gr2" draw:layer="layout" svg:width="5.715cm" svg:height="0.962cm" svg:x="17.78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30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draw:frame draw:style-name="gr3" draw:text-style-name="P1" draw:layer="layout" svg:width="18.364cm" svg:height="15.24cm" svg:x="5.131cm" svg:y="3.81cm">
          <draw:image xlink:href="Pictures/100000000000035D0000037C0F913A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13.264cm" svg:height="14.649cm" svg:x="0.071cm" svg:y="3.175cm">
          <draw:image xlink:href="Pictures/100000000000036100000381FA9BCFD3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30 Gauss Axial</text:p>
          </draw:text-box>
        </draw:frame>
        <draw:frame draw:style-name="gr2" draw:layer="layout" svg:width="5.715cm" svg:height="0.962cm" svg:x="3.811cm" svg:y="2.213cm">
          <draw:text-box>
            <text:p>No shielding</text:p>
          </draw:text-box>
        </draw:frame>
        <draw:frame draw:style-name="gr3" draw:text-style-name="P1" draw:layer="layout" svg:width="14.665cm" svg:height="14.649cm" svg:x="13.335cm" svg:y="3.175cm">
          <draw:image xlink:href="Pictures/1000000000000367000003828EA5A964.png" xlink:type="simple" xlink:show="embed" xlink:actuate="onLoad">
            <text:p/>
          </draw:image>
        </draw:frame>
        <draw:frame draw:style-name="gr2" draw:layer="layout" svg:width="5.715cm" svg:height="0.962cm" svg:x="17.781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30 Gauss Axial</text:p>
          </draw:text-box>
        </draw:frame>
        <draw:frame draw:style-name="gr2" draw:layer="layout" svg:width="5.715cm" svg:height="0.962cm" svg:x="11.43cm" svg:y="2.213cm">
          <draw:text-box>
            <text:p>With shielding (3)</text:p>
          </draw:text-box>
        </draw:frame>
        <draw:frame draw:style-name="gr3" draw:text-style-name="P1" draw:layer="layout" svg:width="19.05cm" svg:height="15.24cm" svg:x="4.985cm" svg:y="3.81cm">
          <draw:image xlink:href="Pictures/100000000000036A0000037E005775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3.335cm" svg:height="14.649cm" svg:x="0cm" svg:y="3.81cm">
          <draw:image xlink:href="Pictures/100000000000035B00000380141C06D3.png" xlink:type="simple" xlink:show="embed" xlink:actuate="onLoad">
            <text:p/>
          </draw:image>
        </draw:frame>
        <draw:frame draw:style-name="gr2" draw:layer="layout" svg:width="7.62cm" svg:height="0.962cm" svg:x="11.431cm" svg:y="0.635cm">
          <draw:text-box>
            <text:p>25 Gauss Transverse</text:p>
          </draw:text-box>
        </draw:frame>
        <draw:frame draw:style-name="gr2" draw:layer="layout" svg:width="5.715cm" svg:height="0.962cm" svg:x="3.811cm" svg:y="2.213cm">
          <draw:text-box>
            <text:p>No shielding</text:p>
          </draw:text-box>
        </draw:frame>
        <draw:frame draw:style-name="gr2" draw:layer="layout" svg:width="5.715cm" svg:height="0.962cm" svg:x="17.781cm" svg:y="2.213cm">
          <draw:text-box>
            <text:p>With shielding (0)</text:p>
          </draw:text-box>
        </draw:frame>
        <draw:frame draw:style-name="gr3" draw:text-style-name="P1" draw:layer="layout" svg:width="14.665cm" svg:height="14.649cm" svg:x="13.335cm" svg:y="3.766cm">
          <draw:image xlink:href="Pictures/100000000000036300000380B2303E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25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draw:frame draw:style-name="gr3" draw:text-style-name="P1" draw:layer="layout" svg:width="18.574cm" svg:height="15.105cm" svg:x="4.921cm" svg:y="3.31cm">
          <draw:image xlink:href="Pictures/10000000000003640000037ADFA055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layer="layout" svg:width="7.62cm" svg:height="0.962cm" svg:x="11.431cm" svg:y="0.635cm">
          <draw:text-box>
            <text:p>25 Gauss Axial</text:p>
          </draw:text-box>
        </draw:frame>
        <draw:frame draw:style-name="gr2" draw:layer="layout" svg:width="5.715cm" svg:height="0.962cm" svg:x="3.811cm" svg:y="2.213cm">
          <draw:text-box>
            <text:p>No shielding</text:p>
          </draw:text-box>
        </draw:frame>
        <draw:frame draw:style-name="gr2" draw:layer="layout" svg:width="5.715cm" svg:height="0.962cm" svg:x="17.781cm" svg:y="2.213cm">
          <draw:text-box>
            <text:p>With shielding (0)</text:p>
          </draw:text-box>
        </draw:frame>
        <draw:frame draw:style-name="gr3" draw:text-style-name="P1" draw:layer="layout" svg:width="13.97cm" svg:height="15.24cm" svg:x="0cm" svg:y="3.81cm">
          <draw:image xlink:href="Pictures/100000000000036800000382681D29FD.png" xlink:type="simple" xlink:show="embed" xlink:actuate="onLoad">
            <text:p/>
          </draw:image>
        </draw:frame>
        <draw:frame draw:style-name="gr3" draw:text-style-name="P1" draw:layer="layout" svg:width="14.03cm" svg:height="15.284cm" svg:x="13.97cm" svg:y="3.81cm">
          <draw:image xlink:href="Pictures/100000000000035D0000037EE841D2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layer="layout" svg:width="7.62cm" svg:height="0.962cm" svg:x="10.795cm" svg:y="0.635cm">
          <draw:text-box>
            <text:p>25 Gauss Axial</text:p>
          </draw:text-box>
        </draw:frame>
        <draw:frame draw:style-name="gr2" draw:layer="layout" svg:width="5.715cm" svg:height="0.962cm" svg:x="10.795cm" svg:y="2.213cm">
          <draw:text-box>
            <text:p>With shielding (3)</text:p>
          </draw:text-box>
        </draw:frame>
        <draw:frame draw:style-name="gr3" draw:text-style-name="P1" draw:layer="layout" svg:width="19.05cm" svg:height="14.47cm" svg:x="4.445cm" svg:y="3.175cm">
          <draw:image xlink:href="Pictures/10000000000003670000037F863E57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1" draw:layer="layout" svg:width="13.356cm" svg:height="14.014cm" svg:x="-0.021cm" svg:y="4.445cm">
          <draw:image xlink:href="Pictures/10000000000003630000037F8AD8E491.png" xlink:type="simple" xlink:show="embed" xlink:actuate="onLoad">
            <text:p/>
          </draw:image>
        </draw:frame>
        <draw:frame draw:style-name="gr2" draw:layer="layout" svg:width="7.62cm" svg:height="0.962cm" svg:x="11.432cm" svg:y="0.635cm">
          <draw:text-box>
            <text:p>20 Gauss Transverse</text:p>
          </draw:text-box>
        </draw:frame>
        <draw:frame draw:style-name="gr2" draw:layer="layout" svg:width="5.715cm" svg:height="0.962cm" svg:x="3.812cm" svg:y="2.213cm">
          <draw:text-box>
            <text:p>No shielding</text:p>
          </draw:text-box>
        </draw:frame>
        <draw:frame draw:style-name="gr2" draw:layer="layout" svg:width="5.715cm" svg:height="0.962cm" svg:x="17.782cm" svg:y="2.213cm">
          <draw:text-box>
            <text:p>With shielding (0)</text:p>
          </draw:text-box>
        </draw:frame>
        <draw:frame draw:style-name="gr3" draw:text-style-name="P1" draw:layer="layout" svg:width="14.03cm" svg:height="14.014cm" svg:x="13.97cm" svg:y="4.445cm">
          <draw:image xlink:href="Pictures/10000000000003660000037B3A88A3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20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draw:frame draw:style-name="gr3" draw:text-style-name="P1" draw:layer="layout" svg:width="18.415cm" svg:height="16.375cm" svg:x="5.08cm" svg:y="3.128cm">
          <draw:image xlink:href="Pictures/10000000000003660000037DDCA0E3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layer="layout" svg:width="7.62cm" svg:height="0.962cm" svg:x="11.432cm" svg:y="0.635cm">
          <draw:text-box>
            <text:p>20 Gauss Axial</text:p>
          </draw:text-box>
        </draw:frame>
        <draw:frame draw:style-name="gr2" draw:layer="layout" svg:width="5.715cm" svg:height="0.962cm" svg:x="3.812cm" svg:y="2.213cm">
          <draw:text-box>
            <text:p>No shielding</text:p>
          </draw:text-box>
        </draw:frame>
        <draw:frame draw:style-name="gr2" draw:layer="layout" svg:width="5.715cm" svg:height="0.962cm" svg:x="17.782cm" svg:y="2.213cm">
          <draw:text-box>
            <text:p>With shielding (0)</text:p>
          </draw:text-box>
        </draw:frame>
        <draw:frame draw:style-name="gr3" draw:text-style-name="P1" draw:layer="layout" svg:width="13.286cm" svg:height="14.649cm" svg:x="0.049cm" svg:y="3.81cm">
          <draw:image xlink:href="Pictures/100000000000035F0000037EE980A8A5.png" xlink:type="simple" xlink:show="embed" xlink:actuate="onLoad">
            <text:p/>
          </draw:image>
        </draw:frame>
        <draw:frame draw:style-name="gr3" draw:text-style-name="P1" draw:layer="layout" svg:width="14.665cm" svg:height="14.649cm" svg:x="13.335cm" svg:y="3.81cm">
          <draw:image xlink:href="Pictures/100000000000036B0000037CB61526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layer="layout" svg:width="7.62cm" svg:height="0.962cm" svg:x="10.795cm" svg:y="0.635cm">
          <draw:text-box>
            <text:p>20 Gauss Axial</text:p>
          </draw:text-box>
        </draw:frame>
        <draw:frame draw:style-name="gr2" draw:layer="layout" svg:width="5.715cm" svg:height="0.962cm" svg:x="10.795cm" svg:y="2.213cm">
          <draw:text-box>
            <text:p>With shielding (3)</text:p>
          </draw:text-box>
        </draw:frame>
        <draw:frame draw:style-name="gr3" draw:text-style-name="P1" draw:layer="layout" svg:width="17.78cm" svg:height="14.605cm" svg:x="5.08cm" svg:y="3.175cm">
          <draw:image xlink:href="Pictures/10000000000003630000037CDD80E3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" draw:layer="layout" svg:width="13.335cm" svg:height="13.97cm" svg:x="0cm" svg:y="3.81cm">
          <draw:image xlink:href="Pictures/10000000000003640000037F6B40E7AE.png" xlink:type="simple" xlink:show="embed" xlink:actuate="onLoad">
            <text:p/>
          </draw:image>
        </draw:frame>
        <draw:frame draw:style-name="gr2" draw:layer="layout" svg:width="7.62cm" svg:height="0.962cm" svg:x="11.433cm" svg:y="0.635cm">
          <draw:text-box>
            <text:p>15 Gauss Transverse</text:p>
          </draw:text-box>
        </draw:frame>
        <draw:frame draw:style-name="gr2" draw:layer="layout" svg:width="5.715cm" svg:height="0.962cm" svg:x="3.813cm" svg:y="2.213cm">
          <draw:text-box>
            <text:p>No shielding</text:p>
          </draw:text-box>
        </draw:frame>
        <draw:frame draw:style-name="gr2" draw:layer="layout" svg:width="5.715cm" svg:height="0.962cm" svg:x="17.783cm" svg:y="2.213cm">
          <draw:text-box>
            <text:p>With shielding (0)</text:p>
          </draw:text-box>
        </draw:frame>
        <draw:frame draw:style-name="gr3" draw:text-style-name="P1" draw:layer="layout" svg:width="14.558cm" svg:height="13.97cm" svg:x="13.335cm" svg:y="3.81cm">
          <draw:image xlink:href="Pictures/100000000000036200000381BF7122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15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draw:frame draw:style-name="gr3" draw:text-style-name="P1" draw:layer="layout" svg:width="17.646cm" svg:height="15.504cm" svg:x="5.08cm" svg:y="2.911cm">
          <draw:image xlink:href="Pictures/1000000000000366000003892E29C8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layer="layout" svg:width="7.62cm" svg:height="0.962cm" svg:x="11.433cm" svg:y="0.635cm">
          <draw:text-box>
            <text:p>15 Gauss Axial</text:p>
          </draw:text-box>
        </draw:frame>
        <draw:frame draw:style-name="gr2" draw:layer="layout" svg:width="5.715cm" svg:height="0.962cm" svg:x="3.813cm" svg:y="2.213cm">
          <draw:text-box>
            <text:p>No shielding</text:p>
          </draw:text-box>
        </draw:frame>
        <draw:frame draw:style-name="gr2" draw:layer="layout" svg:width="5.715cm" svg:height="0.962cm" svg:x="17.783cm" svg:y="2.213cm">
          <draw:text-box>
            <text:p>With shielding (0)</text:p>
          </draw:text-box>
        </draw:frame>
        <draw:frame draw:style-name="gr3" draw:text-style-name="P1" draw:layer="layout" svg:width="13.335cm" svg:height="15.24cm" svg:x="0cm" svg:y="3.81cm">
          <draw:image xlink:href="Pictures/10000000000003630000038246254C68.png" xlink:type="simple" xlink:show="embed" xlink:actuate="onLoad">
            <text:p/>
          </draw:image>
        </draw:frame>
        <draw:frame draw:style-name="gr3" draw:text-style-name="P1" draw:layer="layout" svg:width="13.403cm" svg:height="15.284cm" svg:x="13.97cm" svg:y="3.81cm">
          <draw:image xlink:href="Pictures/10000000000003640000037E95DBBA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layer="layout" svg:width="7.62cm" svg:height="0.962cm" svg:x="10.795cm" svg:y="0.635cm">
          <draw:text-box>
            <text:p>15 Gauss Axial</text:p>
          </draw:text-box>
        </draw:frame>
        <draw:frame draw:style-name="gr2" draw:layer="layout" svg:width="5.715cm" svg:height="0.962cm" svg:x="10.795cm" svg:y="2.213cm">
          <draw:text-box>
            <text:p>With shielding (3)</text:p>
          </draw:text-box>
        </draw:frame>
        <draw:frame draw:style-name="gr3" draw:text-style-name="P1" draw:layer="layout" svg:width="18.346cm" svg:height="14.869cm" svg:x="4.445cm" svg:y="3.175cm">
          <draw:image xlink:href="Pictures/10000000000003630000038325E6EC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21">
        <office:forms form:automatic-focus="false" form:apply-design-mode="false"/>
        <draw:frame draw:style-name="gr3" draw:text-style-name="P1" draw:layer="layout" svg:width="13.97cm" svg:height="16.554cm" svg:x="0cm" svg:y="4.445cm">
          <draw:image xlink:href="Pictures/10000000000003510000038A46210E67.png" xlink:type="simple" xlink:show="embed" xlink:actuate="onLoad">
            <text:p/>
          </draw:image>
        </draw:frame>
        <draw:frame draw:style-name="gr2" draw:text-style-name="P2" draw:layer="layout" svg:width="7.617cm" svg:height="0.962cm" svg:x="10.795cm" svg:y="0.635cm">
          <draw:text-box>
            <text:p><text:span text:style-name="T2">10 Gauss Transverse</text:span></text:p>
          </draw:text-box>
        </draw:frame>
        <draw:frame draw:style-name="gr3" draw:text-style-name="P1" draw:layer="layout" svg:width="13.395cm" svg:height="16.554cm" svg:x="14.605cm" svg:y="4.445cm">
          <draw:image xlink:href="Pictures/100000000000035500000394BE338089.png" xlink:type="simple" xlink:show="embed" xlink:actuate="onLoad">
            <text:p/>
          </draw:image>
        </draw:frame>
        <draw:frame draw:style-name="gr4" draw:layer="layout" svg:width="5.715cm" svg:height="0.962cm" svg:x="3.81cm" svg:y="2.232cm">
          <draw:text-box>
            <text:p>No shielding</text:p>
          </draw:text-box>
        </draw:frame>
        <draw:frame draw:style-name="gr2" draw:layer="layout" svg:width="5.715cm" svg:height="0.962cm" svg:x="17.784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1" draw:layer="layout" svg:width="17.145cm" svg:height="16.51cm" svg:x="5.715cm" svg:y="2.54cm">
          <draw:image xlink:href="Pictures/100000000000035E0000037FE2FA732A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10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21">
        <office:forms form:automatic-focus="false" form:apply-design-mode="false"/>
        <draw:frame draw:style-name="gr3" draw:text-style-name="P1" draw:layer="layout" svg:width="13.97cm" svg:height="17.189cm" svg:x="0cm" svg:y="3.81cm">
          <draw:image xlink:href="Pictures/10000000000003570000038DA81D26EF.png" xlink:type="simple" xlink:show="embed" xlink:actuate="onLoad">
            <text:p/>
          </draw:image>
        </draw:frame>
        <draw:frame draw:style-name="gr2" draw:text-style-name="P2" draw:layer="layout" svg:width="5.715cm" svg:height="0.962cm" svg:x="12.067cm" svg:y="0.635cm">
          <draw:text-box>
            <text:p><text:span text:style-name="T2">10 Gauss Axial</text:span></text:p>
          </draw:text-box>
        </draw:frame>
        <draw:frame draw:style-name="gr3" draw:text-style-name="P1" draw:layer="layout" svg:width="14.03cm" svg:height="17.19cm" svg:x="13.97cm" svg:y="3.81cm">
          <draw:image xlink:href="Pictures/10000000000003540000038F790790AE.png" xlink:type="simple" xlink:show="embed" xlink:actuate="onLoad">
            <text:p/>
          </draw:image>
        </draw:frame>
        <draw:frame draw:style-name="gr2" draw:text-style-name="P2" draw:layer="layout" svg:width="5.715cm" svg:height="0.962cm" svg:x="3.811cm" svg:y="2.54cm">
          <draw:text-box>
            <text:p><text:span text:style-name="T2">No shielding</text:span></text:p>
          </draw:text-box>
        </draw:frame>
        <draw:frame draw:style-name="gr2" draw:layer="layout" svg:width="5.715cm" svg:height="0.962cm" svg:x="17.785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1" draw:layer="layout" svg:width="16.51cm" svg:height="14.605cm" svg:x="6.35cm" svg:y="3.81cm">
          <draw:image xlink:href="Pictures/10000000000003640000037B06303974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10 Gauss Axial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2" draw:layer="layout" svg:width="10.792cm" svg:height="0.962cm" svg:x="10.795cm" svg:y="0.635cm">
          <draw:text-box>
            <text:p><text:span text:style-name="T2">5 Gauss Transverse</text:span></text:p>
          </draw:text-box>
        </draw:frame>
        <draw:frame draw:style-name="gr3" draw:text-style-name="P1" draw:layer="layout" svg:width="13.97cm" svg:height="17.189cm" svg:x="0cm" svg:y="3.81cm">
          <draw:image xlink:href="Pictures/100000000000035000000391D6658FBA.png" xlink:type="simple" xlink:show="embed" xlink:actuate="onLoad">
            <text:p/>
          </draw:image>
        </draw:frame>
        <draw:frame draw:style-name="gr3" draw:text-style-name="P1" draw:layer="layout" svg:width="14.053cm" svg:height="17.19cm" svg:x="13.97cm" svg:y="3.81cm">
          <draw:image xlink:href="Pictures/10000000000003530000038820BFB813.png" xlink:type="simple" xlink:show="embed" xlink:actuate="onLoad">
            <text:p/>
          </draw:image>
        </draw:frame>
        <draw:frame draw:style-name="gr2" draw:text-style-name="P2" draw:layer="layout" svg:width="5.715cm" svg:height="0.962cm" svg:x="3.811cm" svg:y="2.54cm">
          <draw:text-box>
            <text:p><text:span text:style-name="T2">No shielding</text:span></text:p>
          </draw:text-box>
        </draw:frame>
        <draw:frame draw:style-name="gr2" draw:layer="layout" svg:width="5.715cm" svg:height="0.962cm" svg:x="17.786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1" draw:layer="layout" svg:width="17.145cm" svg:height="13.33cm" svg:x="5.715cm" svg:y="4.445cm">
          <draw:image xlink:href="Pictures/10000000000003620000037A10F7A952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5 Gauss Transverse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2" draw:layer="layout" svg:width="5.715cm" svg:height="0.962cm" svg:x="12.068cm" svg:y="0.635cm">
          <draw:text-box>
            <text:p><text:span text:style-name="T2">5 Gauss Axial</text:span></text:p>
          </draw:text-box>
        </draw:frame>
        <draw:frame draw:style-name="gr3" draw:text-style-name="P1" draw:layer="layout" svg:width="13.291cm" svg:height="17.825cm" svg:x="0.044cm" svg:y="3.175cm">
          <draw:image xlink:href="Pictures/100000000000035600000391DCCB6EAD.png" xlink:type="simple" xlink:show="embed" xlink:actuate="onLoad">
            <text:p/>
          </draw:image>
        </draw:frame>
        <draw:frame draw:style-name="gr3" draw:text-style-name="P1" draw:layer="layout" svg:width="14.72cm" svg:height="17.824cm" svg:x="13.335cm" svg:y="3.175cm">
          <draw:image xlink:href="Pictures/100000000000035B0000038F9264FD44.png" xlink:type="simple" xlink:show="embed" xlink:actuate="onLoad">
            <text:p/>
          </draw:image>
        </draw:frame>
        <draw:frame draw:style-name="gr2" draw:text-style-name="P2" draw:layer="layout" svg:width="5.715cm" svg:height="0.962cm" svg:x="3.811cm" svg:y="2.54cm">
          <draw:text-box>
            <text:p><text:span text:style-name="T2">No shielding</text:span></text:p>
          </draw:text-box>
        </draw:frame>
        <draw:frame draw:style-name="gr2" draw:layer="layout" svg:width="5.715cm" svg:height="0.962cm" svg:x="17.786cm" svg:y="2.213cm">
          <draw:text-box>
            <text:p>With shielding (0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1" draw:layer="layout" svg:width="18.415cm" svg:height="14.6cm" svg:x="4.445cm" svg:y="3.815cm">
          <draw:image xlink:href="Pictures/10000000000003640000038506CBB702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5 Gauss Axial</text:p>
          </draw:text-box>
        </draw:frame>
        <draw:frame draw:style-name="gr2" draw:layer="layout" svg:width="5.715cm" svg:height="0.962cm" svg:x="12.06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" draw:layer="layout" svg:width="17.145cm" svg:height="17.562cm" svg:x="5.08cm" svg:y="2.123cm">
          <draw:image xlink:href="Pictures/100000000000036A0000037C7467F519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No magnetic fiel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rjun Trivedi</meta:initial-creator>
    <meta:creation-date>2010-10-26T17:54:17</meta:creation-date>
    <dc:creator>Arjun Trivedi</dc:creator>
    <dc:date>2010-11-09T16:38:24</dc:date>
    <meta:editing-cycles>97</meta:editing-cycles>
    <meta:editing-duration>PT08H46M35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